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auto-grow-height="false" fo:min-height="10.761cm" fo:min-width="10.511cm" fo:wrap-option="no-wrap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.3cm"/>
    </style:style>
    <style:style style:name="gr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0.084cm" fo:min-width="0cm"/>
    </style:style>
    <style:style style:name="gr5" style:family="graphic" style:parent-style-name="objectwithoutfill">
      <style:graphic-properties svg:stroke-color="#cc00cc" draw:marker-end="Arrow" draw:marker-end-width="0.3cm" draw:fill="none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layer="layout" svg:width="11.01cm" svg:height="11.01cm" svg:x="5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1.8cm" svg:height="2cm" svg:x="7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2cm" svg:y="18.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9.7cm" svg:y1="18.1cm" svg:x2="9.7cm" svg:y2="1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8:32:31.666595179</meta:creation-date>
    <dc:date>2017-06-22T19:47:43.317778068</dc:date>
    <meta:editing-duration>PT55M23S</meta:editing-duration>
    <meta:editing-cycles>2</meta:editing-cycles>
    <meta:generator>LibreOffice/5.1.6.2$Linux_X86_64 LibreOffice_project/10m0$Build-2</meta:generator>
    <meta:document-statistic meta:object-count="5"/>
  </office:meta>
</office:document-meta>
</file>